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3" style:family="table-row">
      <style:table-row-properties style:min-row-height="1.91cm"/>
    </style:style>
    <style:style style:name="Tabla1.A48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48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4">
      <style:text-properties style:text-underline-style="none"/>
    </style:style>
    <style:style style:name="P20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Heading_20_1" style:master-page-name="First_20_Page">
      <style:paragraph-properties style:page-number="auto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128711767276162" text:style-name="Outline">
        <text:list-item>
          <text:h text:style-name="P22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37604793" text:continue-numbering="true" text:style-name="Outline">
        <text:list-item>
          <text:list>
            <text:list-item>
              <text:h text:style-name="P24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>Ejemplos</text:a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</table:table-cell>
        </table:table-row>
        <text:soft-page-break/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37612873" text:continue-numbering="true" text:style-name="Outline">
              <text:list-item>
                <text:list>
                  <text:list-item>
                    <text:list>
                      <text:list-item>
                        <text:h text:style-name="P20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text:soft-page-break/></text:p>
          </table:table-cell>
        </table:table-row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3760705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3763125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3763141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r</text:a>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soft-page-break/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ext:soft-page-break/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3"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 table:style-name="Tabla1.43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48" office:value-type="string">
            <text:p text:style-name="P8">Transform</text:p>
          </table:table-cell>
          <table:table-cell table:style-name="Tabla1.B48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48" office:value-type="string">
            <text:p text:style-name="P8">técnicas</text:p>
          </table:table-cell>
          <table:table-cell table:style-name="Tabla1.B48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ext:soft-page-break/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3760906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/>
                    </text:list-item>
                    <text:list-item>
                      <text:h text:style-name="P19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37627708" text:continue-numbering="true" text:style-name="Outline">
              <text:list-item>
                <text:list>
                  <text:list-item>
                    <text:h text:style-name="P23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37616937" text:continue-numbering="true" text:style-name="Outline">
              <text:list-item>
                <text:list>
                  <text:list-item>
                    <text:h text:style-name="P23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37634115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14</meta:editing-cycles>
    <meta:creation-date>2018-03-07T12:45:00</meta:creation-date>
    <dc:date>2019-01-13T17:41:27.48</dc:date>
    <meta:editing-duration>P6DT1H53M11S</meta:editing-duration>
    <meta:generator>OpenOffice/4.1.6$Win32 OpenOffice.org_project/416m1$Build-9790</meta:generator>
    <dc:creator>Máximo Meza</dc:creator>
    <meta:document-statistic meta:table-count="3" meta:image-count="0" meta:object-count="0" meta:page-count="9" meta:paragraph-count="203" meta:word-count="492" meta:character-count="37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